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style:font-name="Ubuntu Mono"/>
    </style:style>
    <style:style style:name="P5" style:family="paragraph" style:parent-style-name="Standard">
      <style:text-properties style:font-name="Ubuntu Mono" fo:font-weight="normal" style:font-weight-asian="normal" style:font-weight-complex="normal"/>
    </style:style>
    <style:style style:name="P6" style:family="paragraph" style:parent-style-name="Standard">
      <style:text-properties style:font-name="Liberation Serif"/>
    </style:style>
    <style:style style:name="P7" style:family="paragraph" style:parent-style-name="Standard" style:list-style-name="L1">
      <style:text-properties fo:font-weight="normal" style:font-weight-asian="normal" style:font-weight-complex="normal"/>
    </style:style>
    <style:style style:name="P8" style:family="paragraph" style:parent-style-name="Standard" style:list-style-name="L2"/>
    <style:style style:name="P9" style:family="paragraph" style:parent-style-name="Standard">
      <style:text-properties style:font-name="Ubuntu Mono"/>
    </style:style>
    <style:style style:name="T1" style:family="text">
      <style:text-properties style:text-line-through-style="soli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revor Hickey</text:p>
      <text:p text:style-name="Standard">January 27, 2014</text:p>
      <text:p text:style-name="Standard">CSCI 410 - Programming Languages</text:p>
      <text:p text:style-name="Standard">Problem 17 on page 34</text:p>
      <text:p text:style-name="Standard"/>
      <text:p text:style-name="P2">Question</text:p>
      <text:p text:style-name="P2"/>
      <text:p text:style-name="Standard">Some programming languages--for example, Pascal--have used the semicolon to separate statements, while Java uses it to terminate statements. <text:s/>Which of these, in your opinion, is most natural and least likely to result in syntax errors? <text:s/>Support your answer.</text:p>
      <text:p text:style-name="Standard"/>
      <text:p text:style-name="P2">Response</text:p>
      <text:p text:style-name="P2"/>
      <text:p text:style-name="P1"><text:tab/>Summary</text:p>
      <text:list xml:id="list9578618891" text:style-name="L1">
        <text:list-item>
          <text:p text:style-name="P7">Pascal uses semicolons as separators</text:p>
        </text:list-item>
        <text:list-item>
          <text:p text:style-name="P7">Java uses semicolons as terminators.</text:p>
        </text:list-item>
      </text:list>
      <text:p text:style-name="P3"/>
      <text:p text:style-name="P1">Analysis</text:p>
      <text:p text:style-name="Standard">It's difficult to say whether one is more natural or less error prone than the other. <text:s/>I feel that any programmer with enough experience in the particular language; be it Java or Pascal, would become comfortable reading and writing with either method. <text:s/>In fact, arguing which method is less likely to cause syntax errors, is almost irrelevant, since syntax errors are often the best kind of error a programmer can get. <text:s/>It is better to have code fail to run, than succeed in running with unexpected behavior. <text:s/>A more interesting analysis would be whether either method can cause valid code to be accidentally written which performs in a way that the programmer did not intend. <text:s/></text:p>
      <text:p text:style-name="Standard"/>
      <text:p text:style-name="Standard">For Example: someone without a lot of experience in Java, might write something like this:</text:p>
      <text:p text:style-name="Standard"/>
      <text:p text:style-name="P5"><text:tab/>if (false); {</text:p>
      <text:p text:style-name="P5"><text:tab/><text:tab/>System.out.println("will still output");</text:p>
      <text:p text:style-name="P5"><text:tab/>}</text:p>
      <text:p text:style-name="P1"/>
      <text:p text:style-name="Standard">Programmer: "I was separating my boolean expression from my print statement."</text:p>
      <text:p text:style-name="Standard">The following code will still run, but it will execute code that the programmer most likely did not intend.</text:p>
      <text:p text:style-name="Standard"/>
      <text:p text:style-name="Standard">Removing statements in Pascal or Java can cause a programmer to accidentally turn two separate "if statements" into one "nested if statement":</text:p>
      <text:p text:style-name="Standard"/>
      <text:p text:style-name="P5">begin</text:p>
      <text:p text:style-name="P5">if(false) then <text:span text:style-name="T1">writeln('some statement');</text:span></text:p>
      <text:p text:style-name="P5">if(true) then writeln('will no longer print')</text:p>
      <text:p text:style-name="P5">end</text:p>
      <text:p text:style-name="Standard"/>
      <text:p text:style-name="Standard">If we look at the English language, Pascal's use of the semi-colon is more analogous. <text:s/>Semi-colons don't terminate statements in English; punctuation characters do. <text:s/>Pascal uses semi-colons to separate statements in a similar fashion to the way that English uses semi-colons., and Java uses semi-colons like punctuation in order to terminate the end of a statement, in a similar way to how English terminates a sentence.</text:p>
      <text:p text:style-name="Standard"><text:soft-page-break/></text:p>
      <text:p text:style-name="P1">Opinion:</text:p>
      <text:p text:style-name="Standard">I come from a C background, and having a semicolon at the end of the statement makes the most sense to me; It's what I'm most familiar with. <text:s/>If I came from a Pascal background, I would perhaps think the opposite. <text:s/>However, I also feel that Java's use of the semicolon is more intuitive than Pascal's for a list of other reasons:</text:p>
      <text:p text:style-name="Standard"/>
      <text:list xml:id="list1199521059" text:style-name="L2">
        <text:list-item>
          <text:p text:style-name="P8">Programmers are often in a statement-by-statement mindset. <text:s/>When writing and reading code, semicolons allows the programmer to know the entirety of the statement, and helps them begin evaluating it in their head, much like the computer would.</text:p>
        </text:list-item>
      </text:list>
      <text:p text:style-name="Standard"/>
      <text:list xml:id="list162559250" text:continue-numbering="true" text:style-name="L2">
        <text:list-item>
          <text:p text:style-name="P8">Pascal has the risk of having to move the semicolon when you edit code.</text:p>
          <text:p text:style-name="P8">For example:</text:p>
        </text:list-item>
      </text:list>
      <text:p text:style-name="Standard"/>
      <text:p text:style-name="P4"><text:tab/>if n = 0 then</text:p>
      <text:p text:style-name="P4"><text:tab/>result := 1;</text:p>
      <text:p text:style-name="P4"/>
      <text:p text:style-name="P6"><text:tab/>will have the semicolon moved when an else statement is added:</text:p>
      <text:p text:style-name="P4"/>
      <text:p text:style-name="P4"><text:tab/>if n = 0 then</text:p>
      <text:p text:style-name="P4"><text:tab/>result := 1</text:p>
      <text:p text:style-name="P4"><text:tab/>else</text:p>
      <text:p text:style-name="P4"><text:tab/>result := 2;</text:p>
      <text:p text:style-name="P4"/>
      <text:p text:style-name="P6">For these additional reasons, I believe Java's use of the semicolon is better then Pascal's <text:tab/>use of <text:tab/>it. <text:s/>This is for both read/write-abil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WenQuanYi Zen Hei Mono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ko </meta:initial-creator>
    <meta:creation-date>2014-01-27T05:05:31</meta:creation-date>
    <dc:date>2014-01-29T02:06:58</dc:date>
    <dc:creator>Malko </dc:creator>
    <meta:editing-duration>PT12M5S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2" meta:paragraph-count="37" meta:word-count="511" meta:character-count="3052" meta:non-whitespace-character-count="2557"/>
  </office:meta>
</office:document-meta>
</file>